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1493" style:font-name="Arial1" officeooo:rsid="00009c3f" officeooo:paragraph-rsid="00009c3f"/>
    </style:style>
    <style:style style:name="P2" style:family="paragraph" style:parent-style-name="Standard">
      <style:text-properties fo:color="#ff1493" style:font-name="Arial1" fo:font-weight="normal" officeooo:rsid="00044e62" officeooo:paragraph-rsid="00044e62" style:font-weight-asian="normal" style:font-weight-complex="normal"/>
    </style:style>
    <style:style style:name="P3" style:family="paragraph" style:parent-style-name="Standard">
      <style:text-properties fo:color="#ff1493" style:font-name="Arial1" fo:font-size="11pt" fo:font-weight="normal" officeooo:rsid="00044e62" officeooo:paragraph-rsid="00044e62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1" officeooo:rsid="00009c3f" officeooo:paragraph-rsid="00009c3f"/>
    </style:style>
    <style:style style:name="P5" style:family="paragraph" style:parent-style-name="Standard">
      <style:text-properties style:font-name="Arial1" fo:font-weight="bold" officeooo:rsid="00009c3f" officeooo:paragraph-rsid="00009c3f" style:font-weight-asian="bold" style:font-weight-complex="bold"/>
    </style:style>
    <style:style style:name="P6" style:family="paragraph" style:parent-style-name="Standard">
      <style:text-properties style:font-name="Arial1" fo:font-weight="normal" officeooo:rsid="00009c3f" officeooo:paragraph-rsid="00009c3f" style:font-weight-asian="normal" style:font-weight-complex="normal"/>
    </style:style>
    <style:style style:name="P7" style:family="paragraph" style:parent-style-name="Standard">
      <style:text-properties style:font-name="Arial1" fo:font-weight="normal" officeooo:rsid="00009c3f" officeooo:paragraph-rsid="00060c83" style:font-weight-asian="normal" style:font-weight-complex="normal"/>
    </style:style>
    <style:style style:name="P8" style:family="paragraph" style:parent-style-name="Standard">
      <style:text-properties style:font-name="Arial1" fo:font-weight="normal" officeooo:rsid="0002504a" officeooo:paragraph-rsid="0002504a" style:font-weight-asian="normal" style:font-weight-complex="normal"/>
    </style:style>
    <style:style style:name="P9" style:family="paragraph" style:parent-style-name="Standard">
      <style:text-properties style:font-name="Arial1" fo:font-weight="normal" officeooo:rsid="00044e62" officeooo:paragraph-rsid="00044e62" style:font-weight-asian="normal" style:font-weight-complex="normal"/>
    </style:style>
    <style:style style:name="P10" style:family="paragraph" style:parent-style-name="Standard">
      <style:text-properties style:font-name="Arial1" officeooo:rsid="00044e62" officeooo:paragraph-rsid="00044e62"/>
    </style:style>
    <style:style style:name="P11" style:family="paragraph" style:parent-style-name="Standard">
      <style:text-properties officeooo:rsid="00044e62" officeooo:paragraph-rsid="00044e62"/>
    </style:style>
    <style:style style:name="P12" style:family="paragraph" style:parent-style-name="Standard">
      <style:text-properties fo:color="#000000" style:font-name="Arial1" fo:font-size="11pt" fo:font-weight="normal" officeooo:rsid="00044e62" officeooo:paragraph-rsid="00044e62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style:font-name="Arial1" fo:font-size="11pt" fo:font-weight="normal" officeooo:rsid="0010d95d" officeooo:paragraph-rsid="0010d95d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1" fo:font-weight="normal" officeooo:rsid="00044e62" officeooo:paragraph-rsid="00126e4c" style:font-weight-asian="normal" style:font-weight-complex="normal"/>
    </style:style>
    <style:style style:name="P15" style:family="paragraph" style:parent-style-name="Standard">
      <style:text-properties fo:color="#000000" style:font-name="Arial1" fo:font-size="11pt" fo:font-weight="normal" officeooo:rsid="0010d95d" officeooo:paragraph-rsid="00126e4c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Arial1" fo:font-size="11pt" fo:font-weight="normal" officeooo:rsid="00044e62" officeooo:paragraph-rsid="00126e4c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Arial1" fo:font-weight="normal" officeooo:rsid="00044e62" officeooo:paragraph-rsid="00126e4c" style:font-weight-asian="normal" style:font-weight-complex="normal"/>
    </style:style>
    <style:style style:name="T1" style:family="text">
      <style:text-properties officeooo:rsid="0002504a"/>
    </style:style>
    <style:style style:name="T2" style:family="text">
      <style:text-properties style:font-name="Arial"/>
    </style:style>
    <style:style style:name="T3" style:family="text">
      <style:text-properties officeooo:rsid="00060c83"/>
    </style:style>
    <style:style style:name="T4" style:family="text">
      <style:text-properties officeooo:rsid="0009a0ac"/>
    </style:style>
    <style:style style:name="T5" style:family="text">
      <style:text-properties fo:color="#00000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officeooo:rsid="0010d95d"/>
    </style:style>
    <style:style style:name="T8" style:family="text">
      <style:text-properties fo:color="#5e8ac7"/>
    </style:style>
    <style:style style:name="T9" style:family="text">
      <style:text-properties fo:color="#5e8ac7" fo:font-size="11pt" style:font-size-asian="11pt" style:font-size-complex="11pt"/>
    </style:style>
    <style:style style:name="T10" style:family="text">
      <style:text-properties fo:color="#5e8ac7" officeooo:rsid="00126e4c"/>
    </style:style>
    <style:style style:name="T11" style:family="text">
      <style:text-properties fo:color="#f37b70" fo:font-size="11pt" officeooo:rsid="00140e87" style:font-size-asian="11pt" style:font-size-complex="11pt"/>
    </style:style>
    <style:style style:name="T12" style:family="text">
      <style:text-properties fo:color="#f37b70" fo:font-size="11pt" officeooo:rsid="00126e4c" style:font-size-asian="11pt" style:font-size-complex="11pt"/>
    </style:style>
    <style:style style:name="T13" style:family="text">
      <style:text-properties fo:color="#f37b70" officeooo:rsid="00140e87"/>
    </style:style>
    <style:style style:name="T14" style:family="text">
      <style:text-properties fo:color="#f37b70" officeooo:rsid="00126e4c"/>
    </style:style>
    <style:style style:name="T15" style:family="text">
      <style:text-properties fo:color="#ce181e" officeooo:rsid="00126e4c"/>
    </style:style>
    <style:style style:name="T16" style:family="text">
      <style:text-properties fo:color="#ce181e" fo:font-size="11pt" officeooo:rsid="00126e4c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4"/>
      <text:p text:style-name="P5">Recommendation Letter for Ingrid Farkas</text:p>
      <text:p text:style-name="P5"/>
      <text:p text:style-name="P5"/>
      <text:p text:style-name="P5"/>
      <text:p text:style-name="P6">I have known Ingrid for more than a year as a <text:span text:style-name="T7">lecturer</text:span>. I taught Ingrid two courses: Advanced Java and Oracle <text:span text:style-name="T7">APEX</text:span>.</text:p>
      <text:p text:style-name="P6"/>
      <text:p text:style-name="P7">In both courses she studied very hard, her assignments were always done on time and she always did her best to succeed in the course. <text:span text:style-name="T3">S</text:span>he was always very active <text:span text:style-name="T3">i</text:span>n the class and she asked many questions about the material. Beside that she always tried to learn <text:span text:style-name="T1">a</text:span>nd to do more than I expected from her in the class.</text:p>
      <text:p text:style-name="P6"/>
      <text:p text:style-name="P8">I believe that Ingrid would be an excellent addition to your company. She has outstanding programming skills, pays lots of attention to the details <text:span text:style-name="T3">and</text:span> has very good problem solving skills. Beside that she is attentive and bright woman, who is very independent but at the same time she likes to work as a part of a team. </text:p>
      <text:p text:style-name="P8"/>
      <text:p text:style-name="P8">In class and in her work she demonstrates that she is an intelligent and capable student with a great potential. She has always been among the best students in the school. I am confident that Ingrid will thrive in a profession of a <text:span text:style-name="T4">p</text:span><text:span text:style-name="T5">rogrammer</text:span>.</text:p>
      <text:p text:style-name="P8"/>
      <text:p text:style-name="P14">I am convinced that Ingrid will make a more than valuable contribution to your company. She has my highest recommendation. Should you have any questions please do not hesitate contact me by mobile: +381 (0)69 4466-046<text:span text:style-name="T15">(</text:span><text:span text:style-name="T11">???????</text:span><text:span text:style-name="T12">)</text:span> or by email: <text:a xlink:type="simple" xlink:href="mailto:vladimir.lalovic@digimed.rs" text:style-name="Internet_20_link" text:visited-style-name="Visited_20_Internet_20_Link">vladimir.lalovic@digimed.rs</text:a><text:span text:style-name="T8"> </text:span><text:span text:style-name="T15">(</text:span><text:span text:style-name="T11">???????</text:span><text:span text:style-name="T12">)</text:span>.</text:p>
      <text:p text:style-name="P9"/>
      <text:p text:style-name="P9"/>
      <text:p text:style-name="P9"><text:span text:style-name="T4">Yours sincerely</text:span>, </text:p>
      <text:p text:style-name="P2"/>
      <text:p text:style-name="P2"/>
      <text:p text:style-name="P2"/>
      <text:p text:style-name="P2"/>
      <text:p text:style-name="P12">Vladimir Lalovi<text:span text:style-name="T2">ć</text:span></text:p>
      <text:p text:style-name="P13">Lecturer</text:p>
      <text:p text:style-name="P15">Digimed<text:span text:style-name="T15">(</text:span><text:span text:style-name="T13">???????</text:span><text:span text:style-name="T14">)</text:span></text:p>
      <text:p text:style-name="P15">Cara Lazara 7<text:span text:style-name="T15">(</text:span><text:span text:style-name="T13">???????</text:span><text:span text:style-name="T14">)</text:span></text:p>
      <text:p text:style-name="P15">19210 <text:s/>Bor<text:span text:style-name="T15">(</text:span><text:span text:style-name="T13">???????</text:span><text:span text:style-name="T14">)</text:span></text:p>
      <text:p text:style-name="P12"/>
      <text:p text:style-name="P16">Mobile: +381 (0)69 4466-046<text:span text:style-name="T15">(</text:span><text:span text:style-name="T13">???????</text:span><text:span text:style-name="T14">)</text:span></text:p>
      <text:p text:style-name="P17"><text:span text:style-name="T6">Email: </text:span><text:a xlink:type="simple" xlink:href="mailto:vladimir.lalovic@digimed.rs" text:style-name="Internet_20_link" text:visited-style-name="Visited_20_Internet_20_Link"><text:span text:style-name="T9">vladimir.lalovic@digimed.rs</text:span></text:a><text:span text:style-name="T16">(</text:span><text:span text:style-name="T11">???????</text:span><text:span text:style-name="T12">)</text:span></text:p>
      <text:p text:style-name="P3"/>
      <text:p text:style-name="P9"/>
      <text:p text:style-name="P9"/>
      <text:p text:style-name="P11"/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4:03:46.128000000</meta:creation-date>
    <dc:date>2022-02-18T02:57:24.349000000</dc:date>
    <meta:editing-duration>PT51M51S</meta:editing-duration>
    <meta:editing-cycles>10</meta:editing-cycles>
    <meta:generator>LibreOffice/5.4.7.2$Windows_X86_64 LibreOffice_project/c838ef25c16710f8838b1faec480ebba495259d0</meta:generator>
    <meta:print-date>2018-08-08T23:36:09.128000000</meta:print-date>
    <meta:document-statistic meta:table-count="0" meta:image-count="0" meta:object-count="0" meta:page-count="1" meta:paragraph-count="15" meta:word-count="247" meta:character-count="1488" meta:non-whitespace-character-count="1251"/>
  </office:meta>
</office:document-meta>
</file>